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94" table:style-name="ce1">
            <text:p>0,94</text:p>
          </table:table-cell>
          <table:table-cell office:value-type="float" office:value="0.01" table:style-name="ce1">
            <text:p>0,01</text:p>
          </table:table-cell>
          <table:table-cell office:value-type="float" office:value="44.143617021276597" table:style-name="ce1">
            <text:p>44,14361702</text:p>
          </table:table-cell>
          <table:table-cell office:value-type="float" office:value="14.3709574468085" table:style-name="ce1">
            <text:p>14,37095745</text:p>
          </table:table-cell>
          <table:table-cell office:value-type="float" office:value="2.3851936861301701" table:style-name="ce1">
            <text:p>2,385193686</text:p>
          </table:table-cell>
          <table:table-cell office:value-type="float" office:value="149.01540806641799" table:style-name="ce1">
            <text:p>149,0154081</text:p>
          </table:table-cell>
          <table:table-cell office:value-type="float" office:value="1.33181414457942" table:style-name="ce1">
            <text:p>1,331814145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9" table:style-name="ce1">
            <text:p>0,9</text:p>
          </table:table-cell>
          <table:table-cell office:value-type="float" office:value="0.08" table:style-name="ce1">
            <text:p>0,08</text:p>
          </table:table-cell>
          <table:table-cell office:value-type="float" office:value="37.211111111111101" table:style-name="ce1">
            <text:p>37,21111111</text:p>
          </table:table-cell>
          <table:table-cell office:value-type="float" office:value="12.0987777777778" table:style-name="ce1">
            <text:p>12,09877778</text:p>
          </table:table-cell>
          <table:table-cell office:value-type="float" office:value="2.29581629252033" table:style-name="ce1">
            <text:p>2,295816293</text:p>
          </table:table-cell>
          <table:table-cell office:value-type="float" office:value="204.287341212618" table:style-name="ce1">
            <text:p>204,2873412</text:p>
          </table:table-cell>
          <table:table-cell office:value-type="float" office:value="4.9954904974679" table:style-name="ce1">
            <text:p>4,995490497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76" table:style-name="ce1">
            <text:p>0,76</text:p>
          </table:table-cell>
          <table:table-cell office:value-type="float" office:value="0.1" table:style-name="ce1">
            <text:p>0,1</text:p>
          </table:table-cell>
          <table:table-cell office:value-type="float" office:value="48.190789473684198" table:style-name="ce1">
            <text:p>48,19078947</text:p>
          </table:table-cell>
          <table:table-cell office:value-type="float" office:value="12.084473684210501" table:style-name="ce1">
            <text:p>12,08447368</text:p>
          </table:table-cell>
          <table:table-cell office:value-type="float" office:value="1.12892979354555" table:style-name="ce1">
            <text:p>1,128929794</text:p>
          </table:table-cell>
          <table:table-cell office:value-type="float" office:value="618.41553759397902" table:style-name="ce1">
            <text:p>618,4155376</text:p>
          </table:table-cell>
          <table:table-cell office:value-type="float" office:value="45.922918037459098" table:style-name="ce1">
            <text:p>45,92291804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5" table:style-name="ce1">
            <text:p>0,5</text:p>
          </table:table-cell>
          <table:table-cell office:value-type="float" office:value="0.12" table:style-name="ce1">
            <text:p>0,12</text:p>
          </table:table-cell>
          <table:table-cell office:value-type="float" office:value="49.5" table:style-name="ce1">
            <text:p>49,5</text:p>
          </table:table-cell>
          <table:table-cell office:value-type="float" office:value="12.3386" table:style-name="ce1">
            <text:p>12,3386</text:p>
          </table:table-cell>
          <table:table-cell office:value-type="float" office:value="-0.226149794293354" table:style-name="ce1">
            <text:p>-0,226149794</text:p>
          </table:table-cell>
          <table:table-cell office:value-type="float" office:value="146.08184617045299" table:style-name="ce1">
            <text:p>146,0818462</text:p>
          </table:table-cell>
          <table:table-cell office:value-type="float" office:value="1.80325887641128" table:style-name="ce1">
            <text:p>1,803258876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64" table:style-name="ce1">
            <text:p>0,64</text:p>
          </table:table-cell>
          <table:table-cell office:value-type="float" office:value="0.2" table:style-name="ce1">
            <text:p>0,2</text:p>
          </table:table-cell>
          <table:table-cell office:value-type="float" office:value="37" table:style-name="ce1">
            <text:p>37</text:p>
          </table:table-cell>
          <table:table-cell office:value-type="float" office:value="11.278437500000001" table:style-name="ce1">
            <text:p>11,2784375</text:p>
          </table:table-cell>
          <table:table-cell office:value-type="float" office:value="0.82515740013629701" table:style-name="ce1">
            <text:p>0,8251574</text:p>
          </table:table-cell>
          <table:table-cell office:value-type="float" office:value="281.33959123812798" table:style-name="ce1">
            <text:p>281,3395912</text:p>
          </table:table-cell>
          <table:table-cell office:value-type="float" office:value="12.4181931382342" table:style-name="ce1">
            <text:p>12,41819314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7" table:style-name="ce1">
            <text:p>0,97</text:p>
          </table:table-cell>
          <table:table-cell office:value-type="float" office:value="0.01" table:style-name="ce1">
            <text:p>0,01</text:p>
          </table:table-cell>
          <table:table-cell office:value-type="float" office:value="42.9690721649485" table:style-name="ce1">
            <text:p>42,96907216</text:p>
          </table:table-cell>
          <table:table-cell office:value-type="float" office:value="13.8955670103093" table:style-name="ce1">
            <text:p>13,89556701</text:p>
          </table:table-cell>
          <table:table-cell office:value-type="float" office:value="2.26219532748908" table:style-name="ce1">
            <text:p>2,262195327</text:p>
          </table:table-cell>
          <table:table-cell office:value-type="float" office:value="165.12051689237401" table:style-name="ce1">
            <text:p>165,1205169</text:p>
          </table:table-cell>
          <table:table-cell office:value-type="float" office:value="2.2320587458980601" table:style-name="ce1">
            <text:p>2,232058746</text:p>
          </table:table-cell>
          <table:table-cell office:value-type="string" table:style-name="ce1">
            <text:p>[0.82616733 0.17383267]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11:02:15Z</dc:date>
    <meta:editing-cycles>10</meta:editing-cycles>
    <meta:editing-duration>PT0S</meta:editing-duration>
  </office:meta>
</office:document-meta>
</file>